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5625in"/>
    </style:style>
    <style:style style:name="Table1.B" style:family="table-column">
      <style:table-column-properties style:column-width="5.1354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Standard">
      <style:text-properties officeooo:rsid="0008dcb6" officeooo:paragraph-rsid="0008dcb6"/>
    </style:style>
    <style:style style:name="P3" style:family="paragraph" style:parent-style-name="Standard">
      <style:text-properties officeooo:rsid="000c1676" officeooo:paragraph-rsid="000c1676"/>
    </style:style>
    <style:style style:name="P4" style:family="paragraph" style:parent-style-name="Standard">
      <style:text-properties officeooo:rsid="000c28df" officeooo:paragraph-rsid="000c28df"/>
    </style:style>
    <style:style style:name="P5" style:family="paragraph" style:parent-style-name="Standard">
      <style:text-properties officeooo:paragraph-rsid="000c28df"/>
    </style:style>
    <style:style style:name="P6" style:family="paragraph" style:parent-style-name="Standard">
      <style:paragraph-properties fo:text-align="justify" style:justify-single-word="false"/>
      <style:text-properties officeooo:paragraph-rsid="000c28df"/>
    </style:style>
    <style:style style:name="P7" style:family="paragraph" style:parent-style-name="Standard">
      <style:paragraph-properties fo:text-align="justify" style:justify-single-word="false"/>
      <style:text-properties officeooo:paragraph-rsid="000ca5c4"/>
    </style:style>
    <style:style style:name="P8" style:family="paragraph" style:parent-style-name="Standard">
      <style:paragraph-properties fo:text-align="justify" style:justify-single-word="false"/>
      <style:text-properties officeooo:rsid="000ca5c4" officeooo:paragraph-rsid="000ca5c4"/>
    </style:style>
    <style:style style:name="P9" style:family="paragraph" style:parent-style-name="Table_20_Contents">
      <style:text-properties officeooo:rsid="000a95f5" officeooo:paragraph-rsid="000a95f5"/>
    </style:style>
    <style:style style:name="P10" style:family="paragraph" style:parent-style-name="Table_20_Contents">
      <style:text-properties officeooo:rsid="000b9e54" officeooo:paragraph-rsid="000b9e54"/>
    </style:style>
    <style:style style:name="T1" style:family="text">
      <style:text-properties officeooo:rsid="000c1676"/>
    </style:style>
    <style:style style:name="T2" style:family="text">
      <style:text-properties officeooo:rsid="000c28df"/>
    </style:style>
    <style:style style:name="T3" style:family="text">
      <style:text-properties officeooo:rsid="000ca5c4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fo:font-size="10pt" style:font-size-asian="10pt" style:font-size-complex="10pt"/>
    </style:style>
    <style:style style:name="T7" style:family="text">
      <style:text-properties style:font-name="Liberation Serif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.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Statically typed</text:p>
          </table:table-cell>
          <table:table-cell table:style-name="Table1.B1" office:value-type="string">
            <text:p text:style-name="P10">A language that consider the type (variables, expressions, etc) while in compile time.</text:p>
          </table:table-cell>
        </table:table-row>
        <table:table-row>
          <table:table-cell table:style-name="Table1.A2" office:value-type="string">
            <text:p text:style-name="P9">Dynamically typed</text:p>
          </table:table-cell>
          <table:table-cell table:style-name="Table1.B2" office:value-type="string">
            <text:p text:style-name="P10">A language that consider type while in run time.</text:p>
          </table:table-cell>
        </table:table-row>
        <table:table-row>
          <table:table-cell table:style-name="Table1.A2" office:value-type="string">
            <text:p text:style-name="P9">Strongly typed</text:p>
          </table:table-cell>
          <table:table-cell table:style-name="Table1.B2" office:value-type="string">
            <text:p text:style-name="P10"><text:span text:style-name="T1">A language s</text:span>trictly consider about the type.</text:p>
          </table:table-cell>
        </table:table-row>
        <table:table-row>
          <table:table-cell table:style-name="Table1.A2" office:value-type="string">
            <text:p text:style-name="P9">Loosely typed</text:p>
          </table:table-cell>
          <table:table-cell table:style-name="Table1.B2" office:value-type="string">
            <text:p text:style-name="Table_20_Contents"><text:span text:style-name="T1">A </text:span>language that doesn't strictly consider the type.</text:p>
          </table:table-cell>
        </table:table-row>
      </table:table>
      <text:p text:style-name="P2"/>
      <text:p text:style-name="P3">Java is strongly typed and is both statically and dynamically typed. </text:p>
      <text:p text:style-name="P3"/>
      <text:p text:style-name="P4">2. 1. Case sensitive</text:p>
      <text:p text:style-name="P6"><text:span text:style-name="T2"><text:tab/></text:span>When a programming language is case-sensitive, it means that it distinguishes between <text:tab/>uppercase and lowercase letters in identifiers. This means that "<text:span text:style-name="T2">file</text:span>" and "<text:span text:style-name="T2">File</text:span>" would be </text:p>
      <text:p text:style-name="P5"><text:tab/><text:span text:style-name="T2">considered as two different names.</text:span></text:p>
      <text:p text:style-name="P5"><text:tab/></text:p>
      <text:p text:style-name="P5"><text:tab/><text:span text:style-name="T2">Ex; in java</text:span></text:p>
      <text:p text:style-name="P5"><text:tab/><text:tab/><text:span text:style-name="T2">int x = 10;</text:span></text:p>
      <text:p text:style-name="P5"><text:tab/><text:tab/><text:span text:style-name="T2">int X = 10; </text:span></text:p>
      <text:p text:style-name="P5"/>
      <text:p text:style-name="P5"><text:span text:style-name="T2"><text:s text:c="5"/>2. Case insensitive</text:span></text:p>
      <text:p text:style-name="P6"><text:s text:c="3"/><text:tab/>When a programming language is case-insensitive, it means that it does not differentiate <text:tab/>between uppercase and lowercase letters in identifiers. So, "<text:span text:style-name="T3">file</text:span>" and "<text:span text:style-name="T3">File</text:span>" would be <text:tab/>considered the same name.</text:p>
      <text:p text:style-name="P6"/>
      <text:p text:style-name="P6"><text:tab/><text:span text:style-name="T3">Ex; in SQL</text:span></text:p>
      <text:p text:style-name="P6"><text:tab/><text:tab/><text:span text:style-name="T3">SELECT * FROM customer</text:span></text:p>
      <text:p text:style-name="P6"><text:tab/><text:tab/><text:span text:style-name="T3">select * from customer</text:span></text:p>
      <text:p text:style-name="P6"><text:tab/></text:p>
      <text:p text:style-name="P6"><text:tab/>In SQL, the keywords like "SELECT" and "FROM" are case-insensitive. Both uppercase <text:tab/>and lowercase versions of these keywords will work identically.</text:p>
      <text:p text:style-name="P6"/>
      <text:p text:style-name="P8"><text:s text:c="5"/>3. Case sensitive insensitive</text:p>
      <text:p text:style-name="P7"><text:span text:style-name="T3"><text:tab/></text:span>This term generally refers to a situation where a programming language is partially case-<text:tab/>sensitive and partially case-insensitive. Some parts of the language may be case-sensitive, <text:tab/>while others are case-insensitive.</text:p>
      <text:p text:style-name="P7"/>
      <text:p text:style-name="P7"><text:tab/><text:span text:style-name="T3">Ex; in JS</text:span></text:p>
      <text:p text:style-name="P7"><text:tab/><text:tab/><text:span text:style-name="Source_20_Text"><text:span text:style-name="T7">let myVariable = 10;</text:span></text:span></text:p>
      <text:p text:style-name="P1"><text:span text:style-name="Source_20_Text"><text:span text:style-name="T7"><text:s text:c="24"/>let myvariable = 20;</text:span></text:span></text:p>
      <text:p text:style-name="P7"><text:tab/>In JavaScript, variable names are case-sensitive (as shown by "myVariable" and <text:tab/>"myvariable"). However, function names are case-insensitive,</text:p>
      <text:p text:style-name="P7"/>
      <text:p text:style-name="P7"><text:tab/><text:span text:style-name="T3">Ex; function sayHello() {</text:span></text:p>
      <text:p text:style-name="P7"><text:s text:c="18"/>console.log("Hello!");</text:p>
      <text:p text:style-name="P7"><text:s text:c="18"/>}</text:p>
      <text:p text:style-name="P7"/>
      <text:p text:style-name="P7"><text:s text:c="19"/>function sayhello() {</text:p>
      <text:p text:style-name="P7"><text:s text:c="19"/>console.log("Hello!");</text:p>
      <text:p text:style-name="P7"><text:s text:c="18"/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30T19:01:39.985791394</meta:creation-date>
    <dc:date>2023-07-30T20:20:47.860064436</dc:date>
    <meta:editing-duration>PT15M36S</meta:editing-duration>
    <meta:editing-cycles>3</meta:editing-cycles>
    <meta:generator>LibreOffice/7.3.7.2$Linux_X86_64 LibreOffice_project/30$Build-2</meta:generator>
    <meta:document-statistic meta:table-count="1" meta:image-count="0" meta:object-count="0" meta:page-count="1" meta:paragraph-count="36" meta:word-count="241" meta:character-count="1728" meta:non-whitespace-character-count="1360"/>
  </office:meta>
</office:document-meta>
</file>